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line-height="150%" fo:break-before="auto" fo:break-after="auto" style:writing-mode="lr-tb"/>
    </style:style>
    <style:style style:name="P6" style:family="paragraph" style:parent-style-name="Standard">
      <style:paragraph-properties fo:line-height="150%" style:writing-mode="lr-tb"/>
      <style:text-properties style:font-name="Times New Roman" style:font-name-asian="Times New Roman" style:font-name-complex="Times New Roman"/>
    </style:style>
    <style:style style:name="P7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8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9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P10" style:family="paragraph" style:parent-style-name="Standard">
      <style:paragraph-properties fo:line-height="150%" style:writing-mode="lr-tb"/>
      <style:text-properties style:font-name="Times New Roman" style:font-name-asian="Times New Roman" style:font-name-complex="Times New Roman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Aluno</text:span><text:span text:style-name="T1">: </text:span><text:span text:style-name="T1">Rhaíssa Nogueira Arantes</text:span><text:span text:style-name="T1"><text:tab/><text:tab/><text:tab/><text:tab/><text:tab/></text:span><text:span text:style-name="T2">Data:</text:span><text:span text:style-name="T1"> </text:span><text:span text:style-name="T1">2</text:span><text:span text:style-name="T1">8</text:span><text:span text:style-name="T1">/</text:span><text:span text:style-name="T1">11</text:span><text:span text:style-name="T1">/</text:span><text:span text:style-name="T1">2013</text:span></text:p>
      <text:p text:style-name="P5"><text:span text:style-name="T2">Fase/Iteração:</text:span><text:span text:style-name="T1"> Iteração 10</text:span><text:span text:style-name="T1"><text:tab/><text:tab/></text:span><text:span text:style-name="T2">Esforço Total:</text:span><text:span text:style-name="T1"> 16 horas</text:span></text:p>
      <text:p text:style-name="P4"/>
      <text:p text:style-name="P5"><text:span text:style-name="T2">Atividade: <text:s/>Geração do relatório de medição da Sprint 9</text:span><text:span text:style-name="T1"><text:tab/><text:tab/></text:span><text:span text:style-name="T2">Esforço: 08 horas</text:span></text:p>
      <text:p text:style-name="P4">Descrição: Coleta e análise dos indicadores para o relatório de medição da sprint 9<text:tab/><text:tab/></text:p>
      <text:p text:style-name="P4">Produtos: Relatório de Sprint</text:p>
      <text:p text:style-name="P4">Equipe: Rhaíssa e Bruno Luz</text:p>
      <text:p text:style-name="P6">Artefato: Relatório de Sprint</text:p>
      <text:p text:style-name="P4"><text:s/><text:span text:style-name="T3">Atividade: <text:s/>Análise dos dados de gerência do projeto até dia 04/12</text:span><text:tab/><text:tab/><text:span text:style-name="T3">Esforço: 08 horas</text:span></text:p>
      <text:p text:style-name="P4">Descrição:Análise dos indicadores gerais do projeto até dia 04/12<text:tab/><text:tab/></text:p>
      <text:p text:style-name="P4">Produtos: Relatório de Acompanhamento</text:p>
      <text:p text:style-name="P4">Equipe: Rhaíssa e Bruno Luz</text:p>
      <text:p text:style-name="P6">Artefato: Relatório de Acompanhame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Nome do Projeto</text:p>
        <text:p text:style-name="MP3">Relatório Individual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dc:title/>
    <meta:initial-creator/>
    <meta:editing-cycles>7</meta:editing-cycles>
    <dc:date>2013-12-06T20:08:29</dc:date>
    <meta:editing-duration>PT27S</meta:editing-duration>
    <meta:document-statistic meta:table-count="0" meta:image-count="0" meta:object-count="0" meta:page-count="1" meta:paragraph-count="15" meta:word-count="105" meta:character-count="714" meta:non-whitespace-character-count="610"/>
  </office:meta>
</office:document-meta>
</file>